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6b" officeooo:paragraph-rsid="0006046b"/>
    </style:style>
    <style:style style:name="P2" style:family="paragraph" style:parent-style-name="Preformatted_20_Text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3" style:family="paragraph" style:parent-style-name="Preformatted_20_Text">
      <style:text-properties style:font-name="Liberation Serif" fo:font-size="12pt" fo:language="fr" fo:country="FR" officeooo:paragraph-rsid="001d8c70" style:font-size-asian="12pt" style:font-size-complex="12pt"/>
    </style:style>
    <style:style style:name="P4" style:family="paragraph" style:parent-style-name="Preformatted_20_Text">
      <style:text-properties style:font-name="Liberation Serif" fo:font-size="12pt" fo:language="fr" fo:country="FR" officeooo:paragraph-rsid="002435b9" style:font-size-asian="12pt" style:font-size-complex="12pt"/>
    </style:style>
    <style:style style:name="P5" style:family="paragraph" style:parent-style-name="Preformatted_20_Text">
      <style:text-properties fo:language="fr" fo:country="FR" officeooo:paragraph-rsid="002435b9"/>
    </style:style>
    <style:style style:name="P6" style:family="paragraph" style:parent-style-name="Preformatted_20_Text">
      <style:text-properties officeooo:paragraph-rsid="002435b9"/>
    </style:style>
    <style:style style:name="P7" style:family="paragraph" style:parent-style-name="Preformatted_20_Text">
      <style:paragraph-properties fo:margin-top="0cm" fo:margin-bottom="0cm" loext:contextual-spacing="false"/>
      <style:text-properties style:font-name="Liberation Serif" fo:language="fr" fo:country="FR" officeooo:paragraph-rsid="001f0e7d"/>
    </style:style>
    <style:style style:name="P8" style:family="paragraph" style:parent-style-name="Preformatted_20_Text">
      <style:paragraph-properties fo:margin-top="0cm" fo:margin-bottom="0cm" loext:contextual-spacing="false"/>
      <style:text-properties style:font-name="Liberation Serif" officeooo:paragraph-rsid="001f0e7d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officeooo:rsid="000b0280" officeooo:paragraph-rsid="001f0e7d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178c38" officeooo:paragraph-rsid="001d8c70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0b0280" officeooo:paragraph-rsid="001d8c70" style:font-size-asian="12pt" style:font-size-complex="12pt"/>
    </style:style>
    <style:style style:name="P13" style:family="paragraph" style:parent-style-name="Text_20_body">
      <style:text-properties style:font-name="Liberation Serif" fo:font-size="12pt" officeooo:paragraph-rsid="001d8c70" style:font-size-asian="12pt" style:font-size-complex="12pt"/>
    </style:style>
    <style:style style:name="P14" style:family="paragraph" style:parent-style-name="Text_20_body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15" style:family="paragraph" style:parent-style-name="Text_20_body">
      <style:text-properties style:font-name="Liberation Serif" officeooo:paragraph-rsid="002435b9"/>
    </style:style>
    <style:style style:name="P16" style:family="paragraph" style:parent-style-name="Text_20_body">
      <style:text-properties officeooo:rsid="000b0280" officeooo:paragraph-rsid="001d8c70"/>
    </style:style>
    <style:style style:name="P17" style:family="paragraph" style:parent-style-name="Text_20_body">
      <style:text-properties officeooo:paragraph-rsid="001d8c70"/>
    </style:style>
    <style:style style:name="P18" style:family="paragraph" style:parent-style-name="Text_20_body">
      <style:text-properties officeooo:paragraph-rsid="002435b9"/>
    </style:style>
    <style:style style:name="P19" style:family="paragraph" style:parent-style-name="Text_20_body">
      <style:paragraph-properties fo:margin-top="0cm" fo:margin-bottom="0.046cm" loext:contextual-spacing="false"/>
      <style:text-properties style:font-name="Liberation Serif" fo:font-size="12pt" officeooo:rsid="000be331" officeooo:paragraph-rsid="001d8c70" style:font-size-asian="12pt" style:font-size-complex="12pt"/>
    </style:style>
    <style:style style:name="P20" style:family="paragraph" style:parent-style-name="Text_20_body">
      <style:paragraph-properties fo:margin-top="0cm" fo:margin-bottom="0.046cm" loext:contextual-spacing="false"/>
      <style:text-properties style:font-name="Liberation Serif" officeooo:paragraph-rsid="001f0e7d"/>
    </style:style>
    <style:style style:name="P21" style:family="paragraph" style:parent-style-name="Text_20_body">
      <style:paragraph-properties fo:margin-top="0.101cm" fo:margin-bottom="0.101cm" loext:contextual-spacing="false"/>
      <style:text-properties style:font-name="Liberation Serif" officeooo:paragraph-rsid="00220eb5"/>
    </style:style>
    <style:style style:name="P22" style:family="paragraph" style:parent-style-name="Text_20_body">
      <style:text-properties fo:language="fr" fo:country="FR" officeooo:rsid="00085628" officeooo:paragraph-rsid="001d8c70"/>
    </style:style>
    <style:style style:name="P23" style:family="paragraph" style:parent-style-name="Text_20_body">
      <style:text-properties fo:language="fr" fo:country="FR" officeooo:rsid="000b0280" officeooo:paragraph-rsid="001d8c70"/>
    </style:style>
    <style:style style:name="P24" style:family="paragraph" style:parent-style-name="Text_20_body">
      <style:text-properties style:font-name="Liberation Serif" fo:font-size="12pt" fo:language="fr" fo:country="FR" officeooo:rsid="00178c38" officeooo:paragraph-rsid="001d8c70" style:font-size-asian="12pt" style:font-size-complex="12pt"/>
    </style:style>
    <style:style style:name="P25" style:family="paragraph" style:parent-style-name="Text_20_body">
      <style:text-properties style:font-name="Liberation Serif" fo:font-size="12pt" fo:language="fr" fo:country="FR" officeooo:rsid="00104bc2" officeooo:paragraph-rsid="002435b9" style:font-size-asian="12pt" style:font-size-complex="12pt"/>
    </style:style>
    <style:style style:name="P26" style:family="paragraph" style:parent-style-name="Text_20_body">
      <style:paragraph-properties fo:margin-top="0cm" fo:margin-bottom="0.046cm" loext:contextual-spacing="false"/>
      <style:text-properties style:font-name="Liberation Serif" fo:font-size="12pt" fo:language="fr" fo:country="FR" officeooo:rsid="000be331" officeooo:paragraph-rsid="001d8c70" style:font-size-asian="12pt" style:font-size-complex="12pt"/>
    </style:style>
    <style:style style:name="P27" style:family="paragraph" style:parent-style-name="Text_20_body">
      <style:paragraph-properties fo:margin-top="0cm" fo:margin-bottom="0.046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fo:font-weight="bold" officeooo:rsid="00104bc2" officeooo:paragraph-rsid="001f0e7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104bc2" officeooo:paragraph-rsid="001f0e7d" style:font-size-asian="12pt" style:font-size-complex="12pt"/>
    </style:style>
    <style:style style:name="P30" style:family="paragraph" style:parent-style-name="Heading_20_1">
      <style:text-properties officeooo:paragraph-rsid="001d8c70"/>
    </style:style>
    <style:style style:name="P31" style:family="paragraph" style:parent-style-name="Heading_20_1">
      <style:paragraph-properties fo:break-before="page"/>
      <style:text-properties officeooo:paragraph-rsid="001d8c70"/>
    </style:style>
    <style:style style:name="P32" style:family="paragraph" style:parent-style-name="Heading_20_2">
      <style:text-properties officeooo:paragraph-rsid="001d8c70"/>
    </style:style>
    <style:style style:name="P33" style:family="paragraph" style:parent-style-name="Preformatted_20_Text">
      <style:paragraph-properties fo:margin-top="0cm" fo:margin-bottom="0cm" loext:contextual-spacing="false"/>
      <style:text-properties style:font-name="Liberation Serif" fo:font-size="12pt" fo:language="fr" fo:country="FR" officeooo:rsid="00104bc2" officeooo:paragraph-rsid="001f0e7d" style:font-size-asian="12pt" style:font-size-complex="12pt"/>
    </style:style>
    <style:style style:name="P34" style:family="paragraph" style:parent-style-name="Preformatted_20_Text">
      <style:paragraph-properties fo:margin-top="0cm" fo:margin-bottom="0cm" loext:contextual-spacing="false"/>
      <style:text-properties style:font-name="Liberation Serif" fo:font-size="12pt" fo:language="fr" fo:country="FR" officeooo:rsid="001f0e7d" officeooo:paragraph-rsid="001f0e7d" style:font-size-asian="12pt" style:font-size-complex="12pt"/>
    </style:style>
    <style:style style:name="P35" style:family="paragraph" style:parent-style-name="Preformatted_20_Text">
      <style:text-properties style:font-name="Liberation Serif" fo:font-size="12pt" fo:language="fr" fo:country="FR" officeooo:paragraph-rsid="002435b9" style:font-size-asian="12pt" style:font-size-complex="12pt"/>
    </style:style>
    <style:style style:name="P36" style:family="paragraph" style:parent-style-name="Preformatted_20_Text">
      <style:text-properties officeooo:paragraph-rsid="002435b9"/>
    </style:style>
    <style:style style:name="P37" style:family="paragraph">
      <style:paragraph-properties fo:text-align="center" style:writing-mode="lr-tb"/>
      <style:text-properties fo:font-size="12pt"/>
    </style:style>
    <style:style style:name="P38" style:family="paragraph">
      <style:paragraph-properties fo:text-align="center" style:writing-mode="lr-tb"/>
    </style:style>
    <style:style style:name="T1" style:family="text">
      <style:text-properties officeooo:rsid="00068b04"/>
    </style:style>
    <style:style style:name="T2" style:family="text">
      <style:text-properties officeooo:rsid="0008562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85628"/>
    </style:style>
    <style:style style:name="T5" style:family="text">
      <style:text-properties fo:language="fr" fo:country="FR" officeooo:rsid="0009c46d"/>
    </style:style>
    <style:style style:name="T6" style:family="text">
      <style:text-properties fo:language="fr" fo:country="FR" officeooo:rsid="000e66dd"/>
    </style:style>
    <style:style style:name="T7" style:family="text">
      <style:text-properties fo:language="fr" fo:country="FR" officeooo:rsid="001600e3"/>
    </style:style>
    <style:style style:name="T8" style:family="text">
      <style:text-properties fo:language="fr" fo:country="FR" officeooo:rsid="001789e6"/>
    </style:style>
    <style:style style:name="T9" style:family="text">
      <style:text-properties fo:language="fr" fo:country="FR" officeooo:rsid="001448a5"/>
    </style:style>
    <style:style style:name="T10" style:family="text">
      <style:text-properties fo:language="fr" fo:country="FR" officeooo:rsid="000be331"/>
    </style:style>
    <style:style style:name="T11" style:family="text">
      <style:text-properties fo:language="fr" fo:country="FR" officeooo:rsid="00178c38"/>
    </style:style>
    <style:style style:name="T12" style:family="text">
      <style:text-properties fo:language="fr" fo:country="FR" officeooo:rsid="00104bc2"/>
    </style:style>
    <style:style style:name="T13" style:family="text">
      <style:text-properties fo:language="fr" fo:country="FR" officeooo:rsid="001f0e7d"/>
    </style:style>
    <style:style style:name="T14" style:family="text">
      <style:text-properties officeooo:rsid="0006046b"/>
    </style:style>
    <style:style style:name="T15" style:family="text">
      <style:text-properties officeooo:rsid="0009c46d"/>
    </style:style>
    <style:style style:name="T16" style:family="text">
      <style:text-properties officeooo:rsid="000b8abf"/>
    </style:style>
    <style:style style:name="T17" style:family="text">
      <style:text-properties officeooo:rsid="001448a5"/>
    </style:style>
    <style:style style:name="T18" style:family="text">
      <style:text-properties officeooo:rsid="001600e3"/>
    </style:style>
    <style:style style:name="T19" style:family="text">
      <style:text-properties style:font-name="Liberation Serif" fo:font-size="12pt" fo:language="fr" fo:country="FR" style:font-size-asian="12pt" style:font-size-complex="12pt"/>
    </style:style>
    <style:style style:name="T20" style:family="text">
      <style:text-properties style:font-name="Liberation Serif" fo:font-size="12pt" fo:language="fr" fo:country="FR" officeooo:rsid="00104bc2" style:font-size-asian="12pt" style:font-size-complex="12pt"/>
    </style:style>
    <style:style style:name="T21" style:family="text">
      <style:text-properties style:font-name="Liberation Serif" fo:font-size="12pt" fo:language="fr" fo:country="FR" officeooo:rsid="00111239" style:font-size-asian="12pt" style:font-size-complex="12pt"/>
    </style:style>
    <style:style style:name="T22" style:family="text">
      <style:text-properties style:font-name="Liberation Serif" fo:font-size="12pt" fo:language="fr" fo:country="FR" officeooo:rsid="0012670a" style:font-size-asian="12pt" style:font-size-complex="12pt"/>
    </style:style>
    <style:style style:name="T23" style:family="text">
      <style:text-properties style:font-name="Liberation Serif" fo:font-size="12pt" fo:language="fr" fo:country="FR" officeooo:rsid="0013974f" style:font-size-asian="12pt" style:font-size-complex="12pt"/>
    </style:style>
    <style:style style:name="T24" style:family="text">
      <style:text-properties style:font-name="Liberation Serif" fo:font-size="12pt" fo:language="fr" fo:country="FR" officeooo:rsid="00220eb5" style:font-size-asian="12pt" style:font-size-complex="12pt"/>
    </style:style>
    <style:style style:name="T25" style:family="text">
      <style:text-properties style:font-name="Liberation Serif" fo:font-size="12pt" fo:language="fr" fo:country="FR" officeooo:rsid="0024b084" style:font-size-asian="12pt" style:font-size-complex="12pt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244810" style:font-size-asian="12pt" style:font-size-complex="12pt"/>
    </style:style>
    <style:style style:name="T28" style:family="text">
      <style:text-properties style:font-name="Liberation Serif" fo:font-size="12pt" officeooo:rsid="0024b084" style:font-size-asian="12pt" style:font-size-complex="12pt"/>
    </style:style>
    <style:style style:name="T29" style:family="text">
      <style:text-properties officeooo:rsid="001789e6"/>
    </style:style>
    <style:style style:name="T30" style:family="text">
      <style:text-properties fo:font-size="12pt" fo:language="fr" fo:country="FR" style:font-size-asian="12pt" style:font-size-complex="12pt"/>
    </style:style>
    <style:style style:name="T31" style:family="text">
      <style:text-properties fo:font-size="12pt" fo:language="fr" fo:country="FR" officeooo:rsid="00104bc2" style:font-size-asian="12pt" style:font-size-complex="12pt"/>
    </style:style>
    <style:style style:name="T32" style:family="text">
      <style:text-properties fo:font-size="12pt" fo:language="fr" fo:country="FR" officeooo:rsid="00111239" style:font-size-asian="12pt" style:font-size-complex="12pt"/>
    </style:style>
    <style:style style:name="T33" style:family="text">
      <style:text-properties fo:font-size="12pt" fo:language="fr" fo:country="FR" officeooo:rsid="001448a5" style:font-size-asian="12pt" style:font-size-complex="12pt"/>
    </style:style>
    <style:style style:name="T34" style:family="text">
      <style:text-properties fo:font-size="12pt" fo:language="fr" fo:country="FR" officeooo:rsid="000be331" style:font-size-asian="12pt" style:font-size-complex="12pt"/>
    </style:style>
    <style:style style:name="T35" style:family="text">
      <style:text-properties fo:font-size="12pt" fo:language="fr" fo:country="FR" officeooo:rsid="001f0e7d" style:font-size-asian="12pt" style:font-size-complex="12pt"/>
    </style:style>
    <style:style style:name="T36" style:family="text">
      <style:text-properties fo:font-size="12pt" fo:language="fr" fo:country="FR" officeooo:rsid="00267000" style:font-size-asian="12pt" style:font-size-complex="12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104bc2" style:font-size-asian="12pt" style:font-size-complex="12pt"/>
    </style:style>
    <style:style style:name="T39" style:family="text">
      <style:text-properties fo:font-size="12pt" officeooo:rsid="00220eb5" style:font-size-asian="12pt" style:font-size-complex="12pt"/>
    </style:style>
    <style:style style:name="T40" style:family="text">
      <style:text-properties fo:font-size="12pt" officeooo:rsid="001f0e7d" style:font-size-asian="12pt" style:font-size-complex="12pt"/>
    </style:style>
    <style:style style:name="T41" style:family="text">
      <style:text-properties fo:font-size="12pt" officeooo:rsid="00267000" style:font-size-asian="12pt" style:font-size-complex="12pt"/>
    </style:style>
    <style:style style:name="T42" style:family="text">
      <style:text-properties officeooo:rsid="000a07e9"/>
    </style:style>
    <style:style style:name="T43" style:family="text">
      <style:text-properties officeooo:rsid="001d8c70"/>
    </style:style>
    <style:style style:name="T44" style:family="text">
      <style:text-properties officeooo:rsid="001e4032"/>
    </style:style>
    <style:style style:name="T45" style:family="text">
      <style:text-properties officeooo:rsid="001f0e7d"/>
    </style:style>
    <style:style style:name="T46" style:family="text">
      <style:text-properties officeooo:rsid="00220eb5"/>
    </style:style>
    <style:style style:name="T47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524cm" fo:min-width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2cm" fo:min-width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1" text:outline-level="1">Définition </text:h>
      <text:p text:style-name="P17"><text:span text:style-name="T14">M</text:span><text:span text:style-name="T1">AQAO (Modular Assembly Quality Analyzer and Optimizer)</text:span><text:span text:style-name="T14"> est un </text:span><text:span text:style-name="T16">framework</text:span><text:span text:style-name="T14"> qui permet d’</text:span><text:span text:style-name="T1">analyser et d’optimiser les performances </text:span><text:span text:style-name="T2">d’un programme </text:span><text:span text:style-name="T16">grâce à un ensemble de modules (CQA, LPROF, ONEVIEW)</text:span><text:span text:style-name="T2">. </text:span><text:span text:style-name="T42">L’outil MAQAO effectue une analyse d</text:span><text:span text:style-name="T2">ynamique et statique </text:span><text:span text:style-name="T42">sur le binaire du code source, pour déterminer les éléments limitant l</text:span><text:span text:style-name="T15">a performance d'une zone de l'application. </text:span><text:span text:style-name="T42">L</text:span><text:span text:style-name="T6">’</text:span><text:bookmark text:name="tw-target-text2"/><text:span text:style-name="T4">objectif principal </text:span><text:span text:style-name="T5">de MAQAO </text:span><text:span text:style-name="T4">est de guider les développeurs d'applications tout au long du processus d'optimisation grâce à des rapports synthétiques et des astuces. </text:span></text:p>
      <text:p text:style-name="P22"/>
      <text:h text:style-name="P30" text:outline-level="1"><text:span text:style-name="T4">O</text:span><text:span text:style-name="T3">utils MAQAO</text:span></text:h>
      <text:p text:style-name="P16"><text:span text:style-name="T3">L’outil MAQAO permet de générer des rapports minutieux qui permettent de guider les programmeurs tout au long du processus d’optimisation, pour cela MAQAO se base sur un ensemble </text:span><text:span text:style-name="T10">de</text:span><text:span text:style-name="T3"> modules tels que ONEVIEW, LPROF, CQA. </text:span></text:p>
      <text:p text:style-name="P23"/>
      <text:h text:style-name="P32" text:outline-level="2">ONEVIEW</text:h>
      <text:p text:style-name="P16"><text:span text:style-name="T3">ONEVIEW est un des modules délivré par MAQAO, </text:span><text:span text:style-name="T20">permet de générer des rapport d’analyse de codes source compil</text:span><text:span text:style-name="T21">és </text:span><text:span text:style-name="T24">il se base sur les autre module de MAQAO (LPROF, CQA)</text:span><text:span text:style-name="T21">. </text:span><text:span text:style-name="T22">Oneview propose deux format de rapport </text:span><text:span text:style-name="T21">HTML</text:span><text:span text:style-name="T23">(defaut), </text:span><text:span text:style-name="T21">XSLX </text:span><text:span text:style-name="T23">ou text</text:span><text:span text:style-name="T21">. S</text:span><text:span text:style-name="T20">on utilisation est relativement simple elle consiste en une ligne de commande compos</text:span><text:span text:style-name="T21">ée</text:span><text:span text:style-name="T20"> de différents champs:</text:span></text:p>
      <text:p text:style-name="P13"><draw:custom-shape text:anchor-type="paragraph" draw:z-index="0" draw:name="Forme1_0" draw:style-name="gr2" draw:text-style-name="P38" svg:width="0.738cm" svg:height="0.738cm" svg:x="6.572cm" svg:y="0.485cm"><text:p text:style-name="P38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_1" draw:style-name="gr2" draw:text-style-name="P38" svg:width="0.738cm" svg:height="0.738cm" svg:x="3.679cm" svg:y="0.522cm"><text:p text:style-name="P38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2" draw:text-style-name="P38" svg:width="0.738cm" svg:height="0.738cm" svg:x="9.529cm" svg:y="0.52cm"><text:p text:style-name="P38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_2" draw:style-name="gr2" draw:text-style-name="P38" svg:width="0.738cm" svg:height="0.738cm" svg:x="12.427cm" svg:y="0.501cm"><text:p text:style-name="P38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_8" draw:style-name="gr1" draw:text-style-name="P37" svg:width="0.74cm" svg:height="0.74cm" svg:x="14.836cm" svg:y="0.557cm"><text:p text:style-name="P37"><text:span text:style-name="T4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7">$</text:span><text:bookmark text:name="page51R_mcid15"/><text:span text:style-name="T17"> </text:span>maqao oneview<text:bookmark text:name="page51R_mcid16"/> <text:bookmark text:name="page51R_mcid17"/>-create<text:bookmark text:name="page51R_mcid18"/>-<text:bookmark text:name="page51R_mcid19"/>report=&lt;report&gt;<text:bookmark text:name="page51R_mcid20"/> <text:bookmark text:name="page51R_mcid21"/>-c=<text:bookmark text:name="page51R_mcid22"/>&lt;config&gt;<text:bookmark text:name="page51R_mcid23"/><text:bookmark text:name="page51R_mcid24"/> [<text:bookmark text:name="page51R_mcid25"/>-<text:bookmark text:name="page51R_mcid26"/>xp=<text:bookmark text:name="page51R_mcid27"/>&lt;dir&gt;<text:bookmark text:name="page51R_mcid28"/>] [<text:bookmark text:name="page51R_mcid29"/>-<text:bookmark text:name="page51R_mcid30"/>of=<text:bookmark text:name="page51R_mcid31"/>&lt;format&gt;<text:bookmark text:name="page51R_mcid32"/>] [<text:bookmark text:name="page51R_mcid35"/>--<text:bookmark text:name="page51R_mcid36"/>with<text:bookmark text:name="page51R_mcid37"/>-<text:bookmark text:name="page51R_mcid38"/>scalability] <text:s text:c="2"/></text:p>
      <text:p text:style-name="P13"/>
      <text:p text:style-name="P13"/>
      <text:p text:style-name="P13"><draw:custom-shape text:anchor-type="paragraph" draw:z-index="4" draw:name="Forme1_4" draw:style-name="gr2" draw:text-style-name="P38" svg:width="0.738cm" svg:height="0.738cm" svg:x="-0.213cm" svg:y="-0.233cm"><text:p text:style-name="P38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7"/><text:span text:style-name="T18">--create-report=&lt;report&gt; permet de r</text:span><text:span text:style-name="T7">éalisez un rapport et exécutez toutes les étapes nécessaires les valeurs disponibles sont: one.</text:span></text:p>
      <text:p text:style-name="P13"><draw:custom-shape text:anchor-type="paragraph" draw:z-index="5" draw:name="Forme1_5" draw:style-name="gr2" draw:text-style-name="P38" svg:width="0.738cm" svg:height="0.738cm" svg:x="-0.247cm" svg:y="-0.055cm"><text:p text:style-name="P38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7"/>–</text:span><text:bookmark text:name="page51R_mcid211"/><text:span text:style-name="T7">c=</text:span><text:bookmark text:name="page51R_mcid221"/><text:span text:style-name="T7">&lt;config&gt;</text:span><text:bookmark text:name="page51R_mcid241"/><text:bookmark text:name="page51R_mcid231"/><text:span text:style-name="T7"> <text:s/></text:span><text:span text:style-name="T8">s</text:span><text:span text:style-name="T7">pécifie le chemin d'un fichier de configuration.</text:span></text:p>
      <text:p text:style-name="P2"><draw:custom-shape text:anchor-type="paragraph" draw:z-index="6" draw:name="Forme1_6" draw:style-name="gr1" draw:text-style-name="P37" svg:width="0.74cm" svg:height="0.74cm" svg:x="-0.289cm" svg:y="0.406cm"><text:p text:style-name="P37"><text:span text:style-name="T4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18"><text:s text:c="7"/>-</text:span><text:bookmark text:name="page51R_mcid261"/><text:span text:style-name="T18">xp=</text:span><text:bookmark text:name="page51R_mcid271"/><text:span text:style-name="T18">&lt;dir&gt; </text:span><text:span text:style-name="T29">s</text:span><text:span text:style-name="T18">pécifie le chemin d'un répertoire d'expérimentation.</text:span></text:p>
      <text:p text:style-name="P14"/>
      <text:p text:style-name="P13"><draw:custom-shape text:anchor-type="paragraph" draw:z-index="7" draw:name="Forme1_7" draw:style-name="gr2" draw:text-style-name="P38" svg:width="0.738cm" svg:height="0.738cm" svg:x="-0.309cm" svg:y="-0.005cm"><text:p text:style-name="P38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6"/>-</text:span><text:bookmark text:name="page51R_mcid301"/><text:span text:style-name="T7">of=</text:span><text:bookmark text:name="page51R_mcid311"/><text:span text:style-name="T7">&lt;format&gt;</text:span><text:bookmark text:name="page51R_mcid321"/><text:span text:style-name="T7"> </text:span><text:span text:style-name="T8">spécifie le format du rapport généré (HTML pas défaut) .</text:span></text:p>
      <text:p text:style-name="P11"><text:tab/></text:p>
      <text:p text:style-name="P12"><draw:custom-shape text:anchor-type="paragraph" draw:z-index="9" draw:name="Forme1_9" draw:style-name="gr1" draw:text-style-name="P37" svg:width="0.74cm" svg:height="0.74cm" svg:x="-0.289cm" svg:y="-0.18cm"><text:p text:style-name="P37"><text:span text:style-name="T4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1">nd <text:s/>--</text:span><text:bookmark text:name="page51R_mcid361"/><text:span text:style-name="T11">with</text:span><text:bookmark text:name="page51R_mcid371"/><text:span text:style-name="T11">-</text:span><text:bookmark text:name="page51R_mcid381"/><text:span text:style-name="T11">scalability </text:span><text:bookmark text:name="tw-target-text"/><text:span text:style-name="T11">active l’analyse d’évolutivité.</text:span></text:p>
      <text:p text:style-name="P24"/>
      <text:p text:style-name="P26">Il existe plusieurs autres options pour ONEVIEW:</text:p>
      <text:p text:style-name="P19"><text:span text:style-name="T9">$</text:span><text:bookmark text:name="page51R_mcid151"/><text:span text:style-name="T9"> </text:span><text:span text:style-name="T3">maqao oneview</text:span><text:bookmark text:name="page51R_mcid161"/><text:span text:style-name="T3"> -- help</text:span></text:p>
      <text:h text:style-name="P32" text:outline-level="2"><text:soft-page-break/>LPROF</text:h>
      <text:p text:style-name="P21"><text:span text:style-name="T43">LPROF </text:span><text:span text:style-name="T46">(</text:span><text:bookmark text:name="page51R_mcid2"/><text:span text:style-name="T37">Lightweight Profiler</text:span><text:span text:style-name="T39">)</text:span><text:span text:style-name="T43"> est un module de MAQAO, </text:span><text:span text:style-name="T44">c’est un profiler qui vérifie l’état d’un programme en effectuant un échantillonnage (200/s par défaut). Ainsi il permet de détecter le point chaud du programme. </text:span><text:span text:style-name="T32">S</text:span><text:span text:style-name="T31">on utilisation est relativement simple elle consiste en une ligne de commande compos</text:span><text:span text:style-name="T32">ée</text:span><text:span text:style-name="T31"> de différents champs:</text:span></text:p>
      <text:p text:style-name="P9"><text:bookmark text:name="page67R_mcid27"/><text:span text:style-name="T13">$ </text:span><text:span text:style-name="T12">maqa</text:span><text:bookmark text:name="page67R_mcid28"/><text:span text:style-name="T12">o</text:span><text:bookmark text:name="page67R_mcid29"/><text:span text:style-name="T12"> lprof</text:span><text:bookmark text:name="page67R_mcid31"/><text:bookmark text:name="page67R_mcid30"/><text:span text:style-name="T12"> --</text:span><text:bookmark text:name="page67R_mcid33"/><text:bookmark text:name="page67R_mcid32"/><text:span text:style-name="T12"> &lt;</text:span><text:bookmark text:name="page67R_mcid34"/><text:span text:style-name="T12">a</text:span><text:bookmark text:name="page67R_mcid35"/><text:span text:style-name="T12">pplication</text:span><text:bookmark text:name="page67R_mcid36"/><text:span text:style-name="T12">&gt;</text:span><text:bookmark text:name="page67R_mcid38"/><text:bookmark text:name="page67R_mcid37"/><text:span text:style-name="T12"> [arg1 arg2 ...]</text:span></text:p>
      <text:p text:style-name="P28"><draw:custom-shape text:anchor-type="paragraph" draw:z-index="10" draw:name="Forme1_3" draw:style-name="gr2" draw:text-style-name="P38" svg:width="0.738cm" svg:height="0.738cm" svg:x="3.604cm" svg:y="0.067cm"><text:p text:style-name="P38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_10" draw:style-name="gr2" draw:text-style-name="P38" svg:width="0.738cm" svg:height="0.738cm" svg:x="5.948cm" svg:y="0.086cm"><text:p text:style-name="P38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><draw:custom-shape text:anchor-type="paragraph" draw:z-index="12" draw:name="Forme1_12" draw:style-name="gr2" draw:text-style-name="P38" svg:width="0.738cm" svg:height="0.738cm" svg:x="-0.138cm" svg:y="0.436cm"><text:p text:style-name="P38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text:span text:style-name="T31"><text:s text:c="7"/></text:span><text:span text:style-name="T36">N</text:span><text:span text:style-name="T31">om de l'application (ou chemin sinon </text:span><text:span text:style-name="T30">situé dans le répertoire courant).</text:span></text:p>
      <text:p text:style-name="P29"><draw:custom-shape text:anchor-type="paragraph" draw:z-index="13" draw:name="Forme1_11" draw:style-name="gr2" draw:text-style-name="P38" svg:width="0.738cm" svg:height="0.738cm" svg:x="-0.138cm" svg:y="0.476cm"><text:p text:style-name="P38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text:bookmark text:name="tw-target-text4"/><text:span text:style-name="T38"><text:s text:c="7"/></text:span><text:span text:style-name="T41">L</text:span><text:span text:style-name="T38">es arguments de </text:span><text:span text:style-name="T40">l’application</text:span><text:span text:style-name="T38">, le cas échéant.</text:span></text:p>
      <text:p text:style-name="P33"/>
      <text:p text:style-name="P34"/>
      <text:p text:style-name="P10">Il existe plusieurs autres options pour <text:span text:style-name="T45">LPROF:</text:span></text:p>
      <text:p text:style-name="P20"><text:span text:style-name="T33">$</text:span><text:bookmark text:name="page51R_mcid1511"/><text:span text:style-name="T33"> </text:span><text:span text:style-name="T34">maqao </text:span><text:bookmark text:name="page51R_mcid1611"/><text:span text:style-name="T35">lprof</text:span><text:span text:style-name="T34"> – help</text:span></text:p>
      <text:p text:style-name="P27"/>
      <text:h text:style-name="Heading_20_2" text:outline-level="2">CQA</text:h>
      <text:p text:style-name="P15"><text:span text:style-name="T46">CQA (</text:span><text:bookmark text:name="page51R_mcid210"/><text:span text:style-name="T37">Code Quality Analyzer</text:span><text:span text:style-name="T39">)</text:span><text:span text:style-name="T46"> est un module de MAQAO, Le module CQA analyse le code généré statiquement et évalue son </text:span>efficacité sur la base de l’architecture de la machine cible et des registres et instructions utilisées par le programme. <text:span text:style-name="T32">S</text:span><text:span text:style-name="T31">on utilisation est relativement simple elle consiste en une ligne de commande compos</text:span><text:span text:style-name="T32">ée</text:span><text:span text:style-name="T31"> de différents champs:</text:span></text:p>
      <text:p text:style-name="P18"><draw:custom-shape text:anchor-type="paragraph" draw:z-index="14" draw:name="Forme1_13" draw:style-name="gr2" draw:text-style-name="P38" svg:width="0.738cm" svg:height="0.738cm" svg:x="3.15cm" svg:y="0.596cm"><text:p text:style-name="P38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_14" draw:style-name="gr2" draw:text-style-name="P38" svg:width="0.738cm" svg:height="0.738cm" svg:x="6.78cm" svg:y="0.522cm"><text:p text:style-name="P38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_15" draw:style-name="gr1" draw:text-style-name="P37" svg:width="0.74cm" svg:height="0.74cm" svg:x="10.747cm" svg:y="0.464cm"><text:p text:style-name="P37"><text:span text:style-name="T4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">$ </text:span><text:bookmark text:name="page59R_mcid51"/><text:span text:style-name="T20">maqa</text:span><text:bookmark text:name="page59R_mcid52"/><text:span text:style-name="T20">o</text:span><text:bookmark text:name="page59R_mcid53"/><text:span text:style-name="T20"> cqa</text:span><text:bookmark text:name="page59R_mcid54"/><text:bookmark text:name="page59R_mcid55"/><text:span text:style-name="T20"> &lt;BINARY_FILE&gt;</text:span><text:bookmark text:name="page59R_mcid57"/><text:bookmark text:name="page59R_mcid56"/><text:span text:style-name="T20"> fct</text:span><text:bookmark text:name="page59R_mcid58"/><text:span text:style-name="T20">-</text:span><text:bookmark text:name="page59R_mcid59"/><text:span text:style-name="T20">loops</text:span><text:bookmark text:name="page59R_mcid60"/><text:span text:style-name="T20">=</text:span><text:bookmark text:name="page59R_mcid61"/><text:span text:style-name="T20">&lt;FUNCTION&gt;</text:span><text:bookmark text:name="page59R_mcid63"/><text:bookmark text:name="page59R_mcid62"/><text:span text:style-name="T20"> uarch=</text:span><text:bookmark text:name="page59R_mcid64"/><text:span text:style-name="T20">&lt;</text:span><text:bookmark text:name="page59R_mcid65"/><text:span text:style-name="T20">M</text:span><text:bookmark text:name="page59R_mcid66"/><text:span text:style-name="T20">ICRO</text:span><text:bookmark text:name="page59R_mcid67"/><text:span text:style-name="T20">-</text:span><text:bookmark text:name="page59R_mcid68"/><text:span text:style-name="T20">ARCHITECTURE&gt;</text:span></text:p>
      <text:p text:style-name="P25"/>
      <text:p text:style-name="P4"><draw:custom-shape text:anchor-type="paragraph" draw:z-index="17" draw:name="Forme1_16" draw:style-name="gr2" draw:text-style-name="P38" svg:width="0.738cm" svg:height="0.738cm" svg:x="-0.233cm" svg:y="-0.141cm"><text:p text:style-name="P38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 text:name="tw-target-text7"/><text:s text:c="6"/>Nom du fichier binaire à analyser (ou chemin si non présent dans le répertoire courant).</text:p>
      <text:p text:style-name="P4"><draw:custom-shape text:anchor-type="paragraph" draw:z-index="18" draw:name="Forme1_17" draw:style-name="gr2" draw:text-style-name="P38" svg:width="0.738cm" svg:height="0.738cm" svg:x="-0.212cm" svg:y="0.404cm"><text:p text:style-name="P38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pan text:style-name="T26"><text:s text:c="7"/></text:span><text:bookmark text:name="tw-target-text8"/><text:span text:style-name="T26">Nom des fonctions à analyser. Vo</text:span><text:span text:style-name="T27">us pouvez</text:span><text:span text:style-name="T26"> donner une liste d'expressions rationnelles: <text:tab/>foo,^bar$ correspondra à foo29, my_foo et bar mais pas m</text:span><text:span text:style-name="T27">y</text:span><text:span text:style-name="T26">_bar.</text:span></text:p>
      <text:p text:style-name="P4"><draw:custom-shape text:anchor-type="paragraph" draw:z-index="19" draw:name="Forme1_18" draw:style-name="gr1" draw:text-style-name="P37" svg:width="0.74cm" svg:height="0.74cm" svg:x="-0.196cm" svg:y="0.385cm"><text:p text:style-name="P37"><text:span text:style-name="T4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span text:style-name="T19"><text:s text:c="7"/></text:span><text:bookmark text:name="tw-target-text9"/><text:span text:style-name="T19">Micro-architectures prises en charge </text:span><text:span text:style-name="T25">(</text:span><text:bookmark text:name="page59R_mcid40"/><text:span text:style-name="T28">CORE2_65 and CORE2_45 (Core 2 65/45 nm)</text:span><text:bookmark text:name="page59R_mcid41"/><text:span text:style-name="T28">, <text:tab/>NEHALEM (Nehalem and Westmere)</text:span><text:bookmark text:name="page59R_mcid42"/><text:span text:style-name="T28">, SANDY_BRIDGE &amp; IVY_BRIDGE, HASWELL &amp; <text:tab/>BROADWELL</text:span><text:bookmark text:name="page59R_mcid44"/><text:span text:style-name="T28">, SKYLAKE (incl. Skylake SP), KABY/COMET_LAKE</text:span><text:bookmark text:name="page59R_mcid45"/><text:span text:style-name="T28">, ICELAKE &amp; <text:tab/>ICELAKE_SP, KNL or KNIGHTS_LANDING, AMD Zen/Zen+/Zen 2/Zen 3).</text:span></text:p>
      <text:p text:style-name="P4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49:15.674276853</meta:creation-date>
    <dc:date>2021-12-31T18:26:45.835641330</dc:date>
    <meta:editing-duration>PT25M2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464" meta:character-count="3239" meta:non-whitespace-character-count="2730"/>
  </office:meta>
</office:document-meta>
</file>